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5.8744in"/>
    </style:style>
    <style:style style:name="co3" style:family="table-column">
      <style:table-column-properties fo:break-before="auto" style:column-width="4.5138in"/>
    </style:style>
    <style:style style:name="co4" style:family="table-column">
      <style:table-column-properties fo:break-before="auto" style:column-width="3.2701in"/>
    </style:style>
    <style:style style:name="co5" style:family="table-column">
      <style:table-column-properties fo:break-before="auto" style:column-width="1.5626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7252in" fo:break-before="auto" style:use-optimal-row-height="true"/>
    </style:style>
    <style:style style:name="ro3" style:family="table-row">
      <style:table-row-properties style:row-height="1.078in" fo:break-before="auto" style:use-optimal-row-height="true"/>
    </style:style>
    <style:style style:name="ro4" style:family="table-row">
      <style:table-row-properties style:row-height="0.9016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3" style:family="table" style:master-page-name="PageStyle_5f_Push_20_Mails">
      <style:table-properties table:display="true" style:writing-mode="lr-tb"/>
    </style:style>
    <style:style style:name="ta2" style:family="table" style:master-page-name="PageStyle_5f_Poll_20_Mails">
      <style:table-properties table:display="true" style:writing-mode="lr-tb"/>
    </style:style>
    <style:style style:name="ce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20_Built-in_20_Normal">
      <style:table-cell-properties fo:background-color="#00cc33" style:diagonal-bl-tr="none" style:diagonal-tl-br="none" style:text-align-source="fix" style:repeat-content="false" fo:border="0.0138in solid #000000" style:rotation-align="none"/>
      <style:paragraph-properties fo:text-align="center" fo:margin-left="0in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ush Mails" table:style-name="ta3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table:style-name="ce1" office:value-type="string">
            <text:p>TC_No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Status</text:p>
          </table:table-cell>
          <table:table-cell table:style-name="ce2" table:number-columns-repeated="21"/>
          <table:table-cell table:number-columns-repeated="998"/>
        </table:table-row>
        <table:table-row table:style-name="ro2">
          <table:table-cell table:style-name="ce2" office:value-type="string">
            <text:p>TC_01</text:p>
          </table:table-cell>
          <table:table-cell table:style-name="ce4" office:value-type="string">
            <text:p>User A &amp; B, both Clariti contacts.</text:p>
            <text:p>User A Send an email to User B.</text:p>
          </table:table-cell>
          <table:table-cell table:style-name="ce5" office:value-type="string">
            <text:p>-To the sender's side, the sent mail item should be displayed.</text:p>
            <text:p>-To the recipient's side, the received mail item should be displayed.</text:p>
            <text:p>-The received mail should be displayed in unread form and the count should be updated. (Mails tab if fresh user, Home if existing user)</text:p>
          </table:table-cell>
          <table:table-cell table:style-name="ce3" office:value-type="string">
            <text:p>Same as expected</text:p>
          </table:table-cell>
          <table:table-cell table:style-name="ce10" office:value-type="string">
            <text:p>PASS</text:p>
          </table:table-cell>
          <table:table-cell table:style-name="ce3" table:number-columns-repeated="21"/>
          <table:table-cell table:number-columns-repeated="998"/>
        </table:table-row>
        <table:table-row table:style-name="ro3">
          <table:table-cell table:style-name="ce2" office:value-type="string">
            <text:p>TC_02</text:p>
          </table:table-cell>
          <table:table-cell table:style-name="ce4" office:value-type="string">
            <text:p>Select the email received in User B and check the reply icon.</text:p>
            <text:p>If yes, click the reply icon and send the reply mail.</text:p>
          </table:table-cell>
          <table:table-cell table:style-name="ce5" office:value-type="string">
            <text:p>-On the sender's side, the sent mail item should be displayed and merged (Home), Orphan (Mails Tab)</text:p>
            <text:p>-On the recipient's side, the received mail item should be displayed and merged.</text:p>
            <text:p>-The received mail should be displayed in unread form and the count should be updated.</text:p>
          </table:table-cell>
          <table:table-cell table:style-name="ce3" office:value-type="string">
            <text:p>Same as expected</text:p>
          </table:table-cell>
          <table:table-cell table:style-name="ce10" office:value-type="string">
            <text:p>PASS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2" office:value-type="string">
            <text:p>TC_03</text:p>
          </table:table-cell>
          <table:table-cell table:style-name="ce4" office:value-type="string">
            <text:p>User A &amp; B, C are Clariti contacts.</text:p>
            <text:p>User A Send an email to User B &amp; C.</text:p>
          </table:table-cell>
          <table:table-cell table:style-name="ce5" office:value-type="string">
            <text:p>-To the sender's side, the sent mail item should be displayed.</text:p>
            <text:p>-To the recipient's side, the received mail item should be displayed.</text:p>
            <text:p>-The received mail should be displayed in unread form and the count should be updated.</text:p>
          </table:table-cell>
          <table:table-cell table:style-name="ce3" office:value-type="string">
            <text:p>Same as expected</text:p>
          </table:table-cell>
          <table:table-cell table:style-name="ce10" office:value-type="string">
            <text:p>PASS</text:p>
          </table:table-cell>
          <table:table-cell table:style-name="ce3" table:number-columns-repeated="21"/>
          <table:table-cell table:number-columns-repeated="998"/>
        </table:table-row>
        <table:table-row table:style-name="ro3">
          <table:table-cell table:style-name="ce2" office:value-type="string">
            <text:p>TC_04</text:p>
          </table:table-cell>
          <table:table-cell table:style-name="ce4" office:value-type="string">
            <text:p>Select the email received in User B and check the reply all icon.</text:p>
            <text:p>If yes, click the reply all icon and send the reply all mail.</text:p>
          </table:table-cell>
          <table:table-cell table:style-name="ce5" office:value-type="string">
            <text:p>-On the sender's side, the sent mail item should be displayed and the thread created.</text:p>
            <text:p>-On the recipient's side, the received mail item should be displayed and the thread created.</text:p>
            <text:p>-The received mail should be displayed in unread form and the count should be updated.</text:p>
          </table:table-cell>
          <table:table-cell table:style-name="ce3" office:value-type="string">
            <text:p>Same as expected</text:p>
          </table:table-cell>
          <table:table-cell table:style-name="ce10" office:value-type="string">
            <text:p>PASS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table-cell table:style-name="ce2" office:value-type="string">
            <text:p>TC_05</text:p>
          </table:table-cell>
          <table:table-cell table:style-name="ce4" office:value-type="string">
            <text:p>User A &amp; B, both Clariti contacts.</text:p>
            <text:p>User A Send an email to User B.</text:p>
            <text:p>Select the email received in User B and check the Forward icon-Select Forward mail.</text:p>
            <text:p>If yes, click the Forward icon and forward the mail to User C.</text:p>
          </table:table-cell>
          <table:table-cell table:style-name="ce5" office:value-type="string">
            <text:p>-On the sender's side, the sent mail item should be displayed and merged.</text:p>
            <text:p>-On the recipient's side, the received mail item should be displayed.</text:p>
            <text:p>-The received mail should be displayed in unread form and the count should be updated.</text:p>
          </table:table-cell>
          <table:table-cell table:style-name="ce3" office:value-type="string">
            <text:p>Same as expected</text:p>
          </table:table-cell>
          <table:table-cell table:style-name="ce10" office:value-type="string">
            <text:p>PASS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2" office:value-type="string">
            <text:p>TC_06</text:p>
          </table:table-cell>
          <table:table-cell table:style-name="ce4" office:value-type="string">
            <text:p>User A &amp; B, both Clariti contacts.</text:p>
            <text:p>User A Send an email to User B.</text:p>
            <text:p>Select the email received in User B and check the Delete icon.</text:p>
            <text:p>If yes, click the Delete icon.</text:p>
          </table:table-cell>
          <table:table-cell table:style-name="ce4" office:value-type="string">
            <text:p>To check the deleted mail is in the Delete tab.</text:p>
          </table:table-cell>
          <table:table-cell table:style-name="ce3" office:value-type="string">
            <text:p>Same as expected</text:p>
          </table:table-cell>
          <table:table-cell table:style-name="ce10" office:value-type="string">
            <text:p>PASS</text:p>
          </table:table-cell>
          <table:table-cell table:style-name="ce3" table:number-columns-repeated="21"/>
          <table:table-cell table:number-columns-repeated="998"/>
        </table:table-row>
        <table:table-row table:style-name="ro5">
          <table:table-cell table:style-name="ce2" office:value-type="string">
            <text:p>TC_07</text:p>
          </table:table-cell>
          <table:table-cell table:style-name="ce4" office:value-type="string">
            <text:p>Select the deleted mail and check the Delete and Restore icon.</text:p>
            <text:p>If yes, click on Restore icon.</text:p>
          </table:table-cell>
          <table:table-cell table:style-name="ce5" office:value-type="string">
            <text:p>In the Emails tab it should get the updated number and the restore mail should be in unread form.</text:p>
          </table:table-cell>
          <table:table-cell table:style-name="ce3" office:value-type="string">
            <text:p>Same as expected</text:p>
          </table:table-cell>
          <table:table-cell table:style-name="ce10" office:value-type="string">
            <text:p>PASS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2" office:value-type="string">
            <text:p>TC_08</text:p>
          </table:table-cell>
          <table:table-cell table:style-name="ce4" office:value-type="string">
            <text:p>User A &amp; B, both Clariti contacts.</text:p>
            <text:p>User A Send an email to User B.</text:p>
            <text:p>Select the sent mail and check the resend icon.</text:p>
            <text:p>If yes, click the Resend icon.</text:p>
          </table:table-cell>
          <table:table-cell table:style-name="ce5" office:value-type="string">
            <text:p>-To the sender's side, the resent mail item should be displayed.</text:p>
            <text:p>-To the recipient's side, the received mail item should be displayed.</text:p>
            <text:p>-The received mail should be displayed in unread form and the count should be updated.</text:p>
          </table:table-cell>
          <table:table-cell table:style-name="ce3" office:value-type="string">
            <text:p>Same as expected</text:p>
          </table:table-cell>
          <table:table-cell table:style-name="ce10" office:value-type="string">
            <text:p>PASS</text:p>
          </table:table-cell>
          <table:table-cell table:style-name="ce3" table:number-columns-repeated="21"/>
          <table:table-cell table:number-columns-repeated="998"/>
        </table:table-row>
        <table:table-row table:style-name="ro6" table:number-rows-repeated="10">
          <table:table-cell table:style-name="ce2"/>
          <table:table-cell table:style-name="ce3" table:number-columns-repeated="25"/>
          <table:table-cell table:number-columns-repeated="998"/>
        </table:table-row>
        <table:table-row table:style-name="ro6" table:number-rows-repeated="979">
          <table:table-cell table:style-name="ce3" table:number-columns-repeated="26"/>
          <table:table-cell table:number-columns-repeated="998"/>
        </table:table-row>
        <table:table-row table:style-name="ro7" table:number-rows-repeated="104757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oll Mails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table:style-name="ce1" office:value-type="string">
            <text:p>TC_No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Status</text:p>
          </table:table-cell>
          <table:table-cell table:style-name="ce2" table:number-columns-repeated="21"/>
          <table:table-cell table:number-columns-repeated="998"/>
        </table:table-row>
        <table:table-row table:style-name="ro6">
          <table:table-cell table:style-name="ce7" office:value-type="string" table:number-columns-spanned="5" table:number-rows-spanned="1">
            <text:p>User A&amp;B -Clariti User's but not in Contact list.</text:p>
          </table:table-cell>
          <table:covered-table-cell table:number-columns-repeated="3" table:style-name="ce8"/>
          <table:covered-table-cell table:style-name="ce9"/>
          <table:table-cell table:style-name="ce3" table:number-columns-repeated="21"/>
          <table:table-cell table:number-columns-repeated="998"/>
        </table:table-row>
        <table:table-row table:style-name="ro3">
          <table:table-cell table:style-name="ce2" office:value-type="string">
            <text:p>TC_01</text:p>
          </table:table-cell>
          <table:table-cell table:style-name="ce4" office:value-type="string">
            <text:p>User A &amp; B, both are Clariti User's but not in contacts.</text:p>
            <text:p>User A Send an email to User B.</text:p>
          </table:table-cell>
          <table:table-cell table:style-name="ce5" office:value-type="string">
            <text:p>-In the User B side, mail should be received synchronously, i.e. every 2 minutes.</text:p>
            <text:p>-To the sender's side, the sent mail item should be displayed.</text:p>
            <text:p>-To the recipient's side, the received mail item should be displayed.</text:p>
            <text:p>-The received mail should be displayed in unread form and the count should be updated.</text:p>
          </table:table-cell>
          <table:table-cell table:style-name="ce3" office:value-type="string">
            <text:p>Same as expected</text:p>
          </table:table-cell>
          <table:table-cell table:style-name="ce10" office:value-type="string">
            <text:p>PASS</text:p>
          </table:table-cell>
          <table:table-cell table:style-name="ce3" table:number-columns-repeated="21"/>
          <table:table-cell table:number-columns-repeated="998"/>
        </table:table-row>
        <table:table-row table:style-name="ro3">
          <table:table-cell table:style-name="ce2" office:value-type="string">
            <text:p>TC_02</text:p>
          </table:table-cell>
          <table:table-cell table:style-name="ce4" office:value-type="string">
            <text:p>Select the email received in User B and check the reply icon.</text:p>
            <text:p>If yes, click the reply icon and send the reply mail.</text:p>
          </table:table-cell>
          <table:table-cell table:style-name="ce5" office:value-type="string">
            <text:p>-On the sender's side, the sent mail item should be displayed and merged.</text:p>
            <text:p>-On the recipient's side, the received mail item should be displayed and merged.</text:p>
            <text:p>-The received mail should be displayed in unread form and the count should be updated.</text:p>
          </table:table-cell>
          <table:table-cell table:style-name="ce3"/>
          <table:table-cell table:style-name="ce10" office:value-type="string">
            <text:p>PASS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2" office:value-type="string">
            <text:p>TC_03</text:p>
          </table:table-cell>
          <table:table-cell table:style-name="ce4" office:value-type="string">
            <text:p>User A &amp; B, C are Clariti User's but not in contacts.</text:p>
            <text:p>User A Send an email to User B &amp; C.</text:p>
          </table:table-cell>
          <table:table-cell table:style-name="ce5" office:value-type="string">
            <text:p>-To the sender's side, the sent mail item should be displayed.</text:p>
            <text:p>-To the recipient's side, the received mail item should be displayed.</text:p>
            <text:p>-The received mail should be displayed in unread form and the count should be updated.</text:p>
          </table:table-cell>
          <table:table-cell table:style-name="ce3"/>
          <table:table-cell table:style-name="ce10" office:value-type="string">
            <text:p>PASS</text:p>
          </table:table-cell>
          <table:table-cell table:style-name="ce3" table:number-columns-repeated="21"/>
          <table:table-cell table:number-columns-repeated="998"/>
        </table:table-row>
        <table:table-row table:style-name="ro3">
          <table:table-cell table:style-name="ce2" office:value-type="string">
            <text:p>TC_04</text:p>
          </table:table-cell>
          <table:table-cell table:style-name="ce4" office:value-type="string">
            <text:p>Select the email received in User B, C and check the reply all icon.</text:p>
            <text:p>If yes, click the reply all icon and send the reply all mail.</text:p>
          </table:table-cell>
          <table:table-cell table:style-name="ce5" office:value-type="string">
            <text:p>-On the sender's side, the sent mail item should be displayed and merged (Home).</text:p>
            <text:p>-On the recipient's side, the received mail item should be displayed and and merged (Home).</text:p>
            <text:p>-The received mail should be displayed in unread form and the count should be updated.</text:p>
          </table:table-cell>
          <table:table-cell table:style-name="ce3"/>
          <table:table-cell table:style-name="ce10" office:value-type="string">
            <text:p>PASS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table-cell table:style-name="ce2" office:value-type="string">
            <text:p>TC_05</text:p>
          </table:table-cell>
          <table:table-cell table:style-name="ce4" office:value-type="string">
            <text:p>User A &amp; B are Clariti User's but not in contacts.</text:p>
            <text:p>User A Send an email to User B.</text:p>
            <text:p>Select the email received in User B and check the Forward icon-Select Forward mail.</text:p>
            <text:p>If yes, click the Forward icon and forward the mail to User C.</text:p>
          </table:table-cell>
          <table:table-cell table:style-name="ce5" office:value-type="string">
            <text:p>-On the sender's side, the sent mail item should be displayed and merged.</text:p>
            <text:p>-On the recipient's side, the received mail item should be displayed.</text:p>
            <text:p>-The received mail should be displayed in unread form and the count should be updated.</text:p>
          </table:table-cell>
          <table:table-cell table:style-name="ce3"/>
          <table:table-cell table:style-name="ce10" office:value-type="string">
            <text:p>PASS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2" office:value-type="string">
            <text:p>TC_06</text:p>
          </table:table-cell>
          <table:table-cell table:style-name="ce4" office:value-type="string">
            <text:p>User A &amp; B are Clariti User's but not in contacts.</text:p>
            <text:p>User A Send an email to User B.</text:p>
            <text:p>Select the email received in User B and check the Delete icon.</text:p>
            <text:p>If yes, click the Delete icon.</text:p>
          </table:table-cell>
          <table:table-cell table:style-name="ce4" office:value-type="string">
            <text:p>To check the deleted mail is in the Delete tab.</text:p>
          </table:table-cell>
          <table:table-cell table:style-name="ce3"/>
          <table:table-cell table:style-name="ce10" office:value-type="string">
            <text:p>PASS</text:p>
          </table:table-cell>
          <table:table-cell table:style-name="ce3" table:number-columns-repeated="21"/>
          <table:table-cell table:number-columns-repeated="998"/>
        </table:table-row>
        <table:table-row table:style-name="ro5">
          <table:table-cell table:style-name="ce2" office:value-type="string">
            <text:p>TC_07</text:p>
          </table:table-cell>
          <table:table-cell table:style-name="ce4" office:value-type="string">
            <text:p>Select the deleted mail and check the Delete and Restore icon.</text:p>
            <text:p>If yes, click on Restore icon.</text:p>
          </table:table-cell>
          <table:table-cell table:style-name="ce5" office:value-type="string">
            <text:p>In the Emails tab it should get the updated number and the restore mail should be in unread form.</text:p>
          </table:table-cell>
          <table:table-cell table:style-name="ce3"/>
          <table:table-cell table:style-name="ce10" office:value-type="string">
            <text:p>PASS</text:p>
          </table:table-cell>
          <table:table-cell table:style-name="ce3" table:number-columns-repeated="21"/>
          <table:table-cell table:number-columns-repeated="998"/>
        </table:table-row>
        <table:table-row table:style-name="ro2">
          <table:table-cell table:style-name="ce2" office:value-type="string">
            <text:p>TC_08</text:p>
          </table:table-cell>
          <table:table-cell table:style-name="ce4" office:value-type="string">
            <text:p>User A &amp; B are Clariti User's but not in contacts.</text:p>
            <text:p>User A Send an email to User B,.</text:p>
            <text:p>Select the sent mail and check the resend icon.</text:p>
            <text:p>If yes, click the Resend icon.</text:p>
          </table:table-cell>
          <table:table-cell table:style-name="ce5" office:value-type="string">
            <text:p>-To the sender's side, the resent mail item should be displayed.</text:p>
            <text:p>-To the recipient's side, the received mail item should be displayed.</text:p>
            <text:p>-The received mail should be displayed in unread form and the count should be updated.</text:p>
          </table:table-cell>
          <table:table-cell table:style-name="ce3"/>
          <table:table-cell table:style-name="ce10" office:value-type="string">
            <text:p>PASS</text:p>
          </table:table-cell>
          <table:table-cell table:style-name="ce3" table:number-columns-repeated="21"/>
          <table:table-cell table:number-columns-repeated="998"/>
        </table:table-row>
        <table:table-row table:style-name="ro6">
          <table:table-cell table:style-name="ce2" office:value-type="string">
            <text:p>TC_09</text:p>
          </table:table-cell>
          <table:table-cell table:style-name="ce4" office:value-type="string">
            <text:p>User A is a Clariti user, receive an email from any guest address, i.e. non-Clariti.</text:p>
          </table:table-cell>
          <table:table-cell table:style-name="ce4" office:value-type="string">
            <text:p>-In received mail it should show Is this feed? &amp; Spam option.</text:p>
          </table:table-cell>
          <table:table-cell table:style-name="ce3" table:number-columns-repeated="23"/>
          <table:table-cell table:number-columns-repeated="998"/>
        </table:table-row>
        <table:table-row table:style-name="ro6" table:number-rows-repeated="9">
          <table:table-cell table:style-name="ce2"/>
          <table:table-cell table:style-name="ce3" table:number-columns-repeated="25"/>
          <table:table-cell table:number-columns-repeated="998"/>
        </table:table-row>
        <table:table-row table:style-name="ro6" table:number-rows-repeated="979">
          <table:table-cell table:style-name="ce3" table:number-columns-repeated="26"/>
          <table:table-cell table:number-columns-repeated="998"/>
        </table:table-row>
        <table:table-row table:style-name="ro7" table:number-rows-repeated="1047576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31">07/31/2023</text:date>, <text:time>20:2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ush_20_Mails" style:display-name="PageStyle_Push Ma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ll_20_Mails" style:display-name="PageStyle_Poll Mai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31T20:27:48</dc:date>
    <meta:generator>OpenOffice/4.1.10$Win32 OpenOffice.org_project/4110m2$Build-9807</meta:generator>
    <meta:editing-duration>PT14H20M2S</meta:editing-duration>
    <meta:editing-cycles>8</meta:editing-cycles>
    <meta:document-statistic meta:table-count="2" meta:cell-count="87" meta:object-count="0"/>
  </office:meta>
</office:document-meta>
</file>